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style:font-name="Times New Roman"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Handige (soms gebruikte) sneltoetsen voor:</text:p>
      <text:p text:style-name="Standard">iets indenten</text:p>
      <text:p text:style-name="Standard">iets ondenten</text:p>
      <text:p text:style-name="Standard">meerdere regels #'en</text:p>
      <text:p text:style-name="Standard">meerdere regels on #'en</text:p>
      <text:p text:style-name="Standard"/>
      <text:p text:style-name="Standard">Bestuderen (kort):</text:p>
      <text:p text:style-name="Standard">functools</text:p>
      <text:p text:style-name="Standard">ask forgiveness not permission</text:p>
      <text:p text:style-name="Standard">look before you leap</text:p>
      <text:p text:style-name="Standard"/>
      <text:p text:style-name="Standard">een lijst met uitdagende projecten:</text:p>
      <text:p text:style-name="Standard"><text:a xlink:type="simple" xlink:href="https://discuss.codecademy.com/t/list-of-challenge-projects/505231" text:style-name="Internet_20_link" text:visited-style-name="Visited_20_Internet_20_Link">https://discuss.codecademy.com/t/list-of-challenge-projects/505231</text:a></text:p>
      <text:p text:style-name="Standard"/>
      <text:p text:style-name="Standard"><text:a xlink:type="simple" xlink:href="https://www.codecademy.com/paths/create-video-games-with-phaser/tracks/game-dev-learn-javascript-objects/modules/game-dev-learn-javascript-objects/lessons/advanced-objects/exercises/review" text:style-name="Internet_20_link" text:visited-style-name="Visited_20_Internet_20_Link">https://www.codecademy.com/paths/create-video-games-with-phaser/tracks/game-dev-learn-javascript-objects/modules/game-dev-learn-javascript-objects/lessons/advanced-objects/exercises/review</text:a></text:p>
      <text:p text:style-name="Standard">een spel met circles in een kwadrant en je moet steeds één cirkel aantikken omdat ie groter wordt als je met de muis eroverheen gaat of een andere kleur heeft of … . en dan binnen de tijd. En eerst 1 cirkel, dan 4, dan 9 dan 16 etc.</text:p>
      <text:p text:style-name="Standard"/>
      <text:p text:style-name="Standard">De spelletjes nabouwen van de codecadamy game development course </text:p>
      <text:p text:style-name="Standard"/>
      <text:p text:style-name="Standard">Een portfolio opbouwen: </text:p>
      <text:p text:style-name="Standard"><text:a xlink:type="simple" xlink:href="https://www.youtube.com/watch?v=OJ_p_djn1pI" text:style-name="Internet_20_link" text:visited-style-name="Visited_20_Internet_20_Link">https://www.youtube.com/watch?v=OJ_p_...</text:a> </text:p>
      <text:p text:style-name="Standard">intro op visual studio code:</text:p>
      <text:p text:style-name="Standard"><text:a xlink:type="simple" xlink:href="https://www.youtube.com/watch?v=Do0tl_u0WZk" text:style-name="Internet_20_link" text:visited-style-name="Visited_20_Internet_20_Link">https://www.youtube.com/watch?v=Do0tl_u0WZk</text:a></text:p>
      <text:p text:style-name="Standard"/>
      <text:p text:style-name="Standard">teamwork:</text:p>
      <text:p text:style-name="Standard">open source Friday? De projecten van anderen bekijken en uitproberen?</text:p>
      <text:p text:style-name="Standard">Pro community van codecademy</text:p>
      <text:p text:style-name="Standard">Learn how to work as a team: <text:a xlink:type="simple" xlink:href="https://www.youtube.com/redirect?redir_token=S0GiREDfQSZvX-xYnfbPO3FG3t58MTU5MDQ5MTQwMkAxNTkwNDA1MDAy&amp;v=WGEpBMxbbFg&amp;q=https%3A%2F%2Fdiscuss.codecademy.com%2Ft%2Fguide-how-developer-teams-work%2F394900&amp;event=video_description" office:target-frame-name="_blank" xlink:show="new" text:style-name="Internet_20_link" text:visited-style-name="Visited_20_Internet_20_Link">https://discuss.codecademy.com/t/guid...</text:a> and work on a group project <text:a xlink:type="simple" xlink:href="https://www.youtube.com/watch?v=Lnm3CVeLo7g" text:style-name="Internet_20_link" text:visited-style-name="Visited_20_Internet_20_Link">https://youtu.be/Lnm3CVeLo7g</text:a> </text:p>
      <text:p text:style-name="Standard"><text:a xlink:type="simple" xlink:href="https://www.youtube.com/redirect?redir_token=S0GiREDfQSZvX-xYnfbPO3FG3t58MTU5MDQ5MTQwMkAxNTkwNDA1MDAy&amp;v=WGEpBMxbbFg&amp;q=https%3A%2F%2Fdiscuss.codecademy.com&amp;event=video_description" office:target-frame-name="_blank" xlink:show="new" text:style-name="Internet_20_link" text:visited-style-name="Visited_20_Internet_20_Link">https://discuss.codecademy.com</text:a>, <text:a xlink:type="simple" xlink:href="https://www.youtube.com/redirect?redir_token=S0GiREDfQSZvX-xYnfbPO3FG3t58MTU5MDQ5MTQwMkAxNTkwNDA1MDAy&amp;v=WGEpBMxbbFg&amp;q=https%3A%2F%2Ffacebook.com%2Fgroups%2Fcodecademy.community%2F&amp;event=video_description" office:target-frame-name="_blank" xlink:show="new" text:style-name="Internet_20_link" text:visited-style-name="Visited_20_Internet_20_Link">https://facebook.com/groups/codecadem...</text:a>, <text:a xlink:type="simple" xlink:href="https://www.youtube.com/redirect?redir_token=S0GiREDfQSZvX-xYnfbPO3FG3t58MTU5MDQ5MTQwMkAxNTkwNDA1MDAy&amp;v=WGEpBMxbbFg&amp;q=https%3A%2F%2Fcodecademy.com%2Fpro%2Fcommunity&amp;event=video_description" office:target-frame-name="_blank" xlink:show="new" text:style-name="Internet_20_link" text:visited-style-name="Visited_20_Internet_20_Link">https://codecademy.com/pro/community</text:a> and right here on YouTube (don't forget to subscribe!). Remember that contributing to a community isn't just good karma, it'll help you learn. Find a library of community resources here <text:a xlink:type="simple" xlink:href="https://www.youtube.com/redirect?redir_token=S0GiREDfQSZvX-xYnfbPO3FG3t58MTU5MDQ5MTQwMkAxNTkwNDA1MDAy&amp;v=WGEpBMxbbFg&amp;q=https%3A%2F%2Fdiscuss.codecademy.com%2Ft%2Fcommunity-coding-guides%2F394513&amp;event=video_description" office:target-frame-name="_blank" xlink:show="new" text:style-name="Internet_20_link" text:visited-style-name="Visited_20_Internet_20_Link">https://discuss.codecademy.com/t/comm...</text:a> but also why not consider contributing to one? </text:p>
      <text:p text:style-name="Standard">naar local meetups gaan</text:p>
      <text:p text:style-name="Standard"/>
      <text:p text:style-name="Standard"><text:a xlink:type="simple" xlink:href="https://discuss.codecademy.com/t/community-coding-guides/394513" text:style-name="Internet_20_link" text:visited-style-name="Visited_20_Internet_20_Link">https://discuss.codecademy.com/t/community-coding-guides/394513</text:a></text:p>
      <text:p text:style-name="Standard"><text:a xlink:type="simple" xlink:href="https://discuss.codecademy.com/t/guide-how-developer-teams-work/394900" text:style-name="Internet_20_link" text:visited-style-name="Visited_20_Internet_20_Link">https://discuss.codecademy.com/t/guide-how-developer-teams-work/394900</text:a></text:p>
      <text:p text:style-name="Standard"/>
      <text:p text:style-name="Standard">leren over numpy, meer over lambda, itertools diagonal.</text:p>
      <text:p text:style-name="Standard"/>
      <text:p text:style-name="Standard">Een tictactoe game met een tree maken.</text:p>
      <text:p text:style-name="Standard"><text:a xlink:type="simple" xlink:href="https://discuss.codecademy.com/t/computer-science-independent-project-4-sudoku/419955" text:style-name="Internet_20_link" text:visited-style-name="Visited_20_Internet_20_Link">https://discuss.codecademy.com/t/computer-science-independent-project-4-sudoku/419955</text:a></text:p>
      <text:p text:style-name="Standard"/>
      <text:p text:style-name="Standard">over het ontwikkelen van een algoritme (voor vervoer)</text:p>
      <text:p text:style-name="Standard"><text:a xlink:type="simple" xlink:href="https://eng.lyft.com/matchmaking-in-lyft-line-9c2635fe62c4" text:style-name="Internet_20_link" text:visited-style-name="Visited_20_Internet_20_Link">https://eng.lyft.com/matchmaking-in-lyft-line-9c2635fe62c4</text:a></text:p>
      <text:p text:style-name="Standard"/>
      <text:p text:style-name="Standard">leren:</text:p>
      <text:p text:style-name="Standard"><text:soft-page-break/>git</text:p>
      <text:p text:style-name="Standard"/>
      <text:p text:style-name="Standard">waar je op kunt oefenen:</text:p>
      <text:p text:style-name="Standard">VScode</text:p>
      <text:p text:style-name="Standard">sublime </text:p>
      <text:p text:style-name="Standard">editor</text:p>
      <text:p text:style-name="Standard">IDLE – python</text:p>
      <text:p text:style-name="Standard"/>
      <text:p text:style-name="Standard">goed leren:</text:p>
      <text:p text:style-name="Standard">een basistaal</text:p>
      <text:p text:style-name="Standard">git en version control</text:p>
      <text:p text:style-name="Standard">SQL en/of noSQL style databases (kan ik een keer naar zoeken)</text:p>
      <text:p text:style-name="Standard">command line <text:span text:style-name="T1">/ terminal</text:span></text:p>
      <text:p text:style-name="Standard">unit-testing, bonus: continuous integration <text:s/>/delivery (bv via jenkins of Travis CI)</text:p>
      <text:p text:style-name="Standard">een andere taal leren</text:p>
      <text:p text:style-name="Standard">Top 8 Free Math Courses For Aspiring Data Scientists </text:p>
      <text:p text:style-name="Standard"><text:bookmark text:name=":qh"/>Assembler de lowest level language</text:p>
      <text:p text:style-name="Standard"/>
      <text:p text:style-name="Standard"/>
      <text:p text:style-name="Standard">geleerd:</text:p>
      <text:p text:style-name="Standard">python</text:p>
      <text:p text:style-name="Standard">command line</text:p>
      <text:p text:style-name="Standard">de computer science course</text:p>
      <text:p text:style-name="Standard"/>
      <text:p text:style-name="Standard">maken:</text:p>
      <text:p text:style-name="Standard">een binaire klok</text:p>
      <text:p text:style-name="Standard">een nieuwe boter kaas en eieren</text:p>
      <text:p text:style-name="Standard">een sudoku oplosser</text:p>
      <text:p text:style-name="Standard">een app die mijn geluk bijhoudt</text:p>
      <text:p text:style-name="Standard">patchwork </text:p>
      <text:p text:style-name="Standard">een programma dat trimps voor me speelt <text:tab/><text:tab/>– Selenium installeren, gebruiken. Of php en jquery? :)</text:p>
      <text:p text:style-name="Standard">mijn moeders website updaten</text:p>
      <text:p text:style-name="Standard"/>
      <text:p text:style-name="Standard"/>
      <text:p text:style-name="Standard">Handige (soms gebruikte) sneltoetsen voor:</text:p>
      <text:p text:style-name="Standard">ctrl+[ <text:tab/><text:tab/><text:tab/>iets indenten</text:p>
      <text:p text:style-name="Standard">ctrl+] <text:tab/><text:tab/><text:tab/>iets ondenten</text:p>
      <text:p text:style-name="Standard">ctrl+k -&gt; ctrl+c<text:tab/>meerdere regels #'en</text:p>
      <text:p text:style-name="Standard">ctrl+k -&gt; ctrl+u<text:tab/>meerdere regels on #'e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cus Brandes</meta:initial-creator>
    <meta:creation-date>2020-03-23T11:14:40.33</meta:creation-date>
    <dc:date>2020-09-10T18:48:51.73</dc:date>
    <dc:creator>Marcus Brandes</dc:creator>
    <meta:editing-duration>P2DT17H49S</meta:editing-duration>
    <meta:editing-cycles>26</meta:editing-cycles>
    <meta:generator>OpenOffice/4.1.5$Win32 OpenOffice.org_project/415m1$Build-9789</meta:generator>
    <meta:document-statistic meta:table-count="0" meta:image-count="0" meta:object-count="0" meta:page-count="2" meta:paragraph-count="64" meta:word-count="342" meta:character-count="2816"/>
  </office:meta>
</office:document-meta>
</file>